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aco, monospace"/>
    <style:font-face style:name="arial" svg:font-family="arial, helvetic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9790" officeooo:paragraph-rsid="00059790"/>
    </style:style>
    <style:style style:name="P2" style:family="paragraph" style:parent-style-name="Standard">
      <style:text-properties officeooo:rsid="0006276f" officeooo:paragraph-rsid="0006276f"/>
    </style:style>
    <style:style style:name="P3" style:family="paragraph" style:parent-style-name="Standard">
      <style:text-properties fo:font-weight="bold" officeooo:rsid="00059790" officeooo:paragraph-rsid="00059790" style:font-weight-asian="bold" style:font-weight-complex="bold"/>
    </style:style>
    <style:style style:name="P4" style:family="paragraph" style:parent-style-name="Standard">
      <style:text-properties fo:font-weight="bold" officeooo:rsid="001b7c21" officeooo:paragraph-rsid="001b7c21" style:font-weight-asian="bold" style:font-weight-complex="bold"/>
    </style:style>
    <style:style style:name="P5" style:family="paragraph" style:parent-style-name="Standard">
      <style:text-properties officeooo:rsid="001944cc" officeooo:paragraph-rsid="001944cc"/>
    </style:style>
    <style:style style:name="P6" style:family="paragraph" style:parent-style-name="Standard">
      <style:text-properties officeooo:rsid="001b7c21" officeooo:paragraph-rsid="001b7c21"/>
    </style:style>
    <style:style style:name="P7" style:family="paragraph" style:parent-style-name="Standard">
      <style:text-properties officeooo:rsid="001c78ed" officeooo:paragraph-rsid="001c78ed"/>
    </style:style>
    <style:style style:name="P8" style:family="paragraph" style:parent-style-name="Standard">
      <style:text-properties officeooo:rsid="001d1934" officeooo:paragraph-rsid="001d1934"/>
    </style:style>
    <style:style style:name="P9" style:family="paragraph" style:parent-style-name="Standard">
      <style:text-properties officeooo:rsid="001dbc6c" officeooo:paragraph-rsid="001dbc6c"/>
    </style:style>
    <style:style style:name="P10" style:family="paragraph" style:parent-style-name="Standard">
      <style:text-properties officeooo:paragraph-rsid="0013035e"/>
    </style:style>
    <style:style style:name="P11" style:family="paragraph" style:parent-style-name="Standard">
      <style:text-properties officeooo:rsid="0013035e" officeooo:paragraph-rsid="0013035e"/>
    </style:style>
    <style:style style:name="P12" style:family="paragraph" style:parent-style-name="Standard">
      <style:text-properties officeooo:rsid="002170ad" officeooo:paragraph-rsid="002170ad"/>
    </style:style>
    <style:style style:name="P13" style:family="paragraph" style:parent-style-name="Standard">
      <style:text-properties officeooo:rsid="0031984e" officeooo:paragraph-rsid="0031984e"/>
    </style:style>
    <style:style style:name="P14" style:family="paragraph" style:parent-style-name="Standard">
      <style:text-properties officeooo:rsid="001e04fd" officeooo:paragraph-rsid="001e04fd"/>
    </style:style>
    <style:style style:name="P15" style:family="paragraph" style:parent-style-name="Standard">
      <style:text-properties officeooo:rsid="0032e7be" officeooo:paragraph-rsid="0032e7be"/>
    </style:style>
    <style:style style:name="P16" style:family="paragraph" style:parent-style-name="Standard">
      <style:text-properties officeooo:rsid="003436a9" officeooo:paragraph-rsid="003436a9"/>
    </style:style>
    <style:style style:name="P17" style:family="paragraph" style:parent-style-name="Standard">
      <style:text-properties officeooo:rsid="003436a9" officeooo:paragraph-rsid="001b7c21"/>
    </style:style>
    <style:style style:name="P18" style:family="paragraph" style:parent-style-name="Standard">
      <style:text-properties officeooo:rsid="0037523d" officeooo:paragraph-rsid="0037523d"/>
    </style:style>
    <style:style style:name="P19" style:family="paragraph" style:parent-style-name="Standard">
      <style:text-properties officeooo:rsid="0037523d" officeooo:paragraph-rsid="003918f4"/>
    </style:style>
    <style:style style:name="P20" style:family="paragraph" style:parent-style-name="Standard">
      <style:text-properties officeooo:rsid="003918f4" officeooo:paragraph-rsid="003918f4"/>
    </style:style>
    <style:style style:name="P21" style:family="paragraph" style:parent-style-name="Standard">
      <style:text-properties officeooo:rsid="003c8356" officeooo:paragraph-rsid="003c8356"/>
    </style:style>
    <style:style style:name="P22" style:family="paragraph" style:parent-style-name="Standard">
      <style:text-properties fo:color="#000000" officeooo:rsid="004d91cd" officeooo:paragraph-rsid="004d91cd"/>
    </style:style>
    <style:style style:name="P23" style:family="paragraph" style:parent-style-name="Standard">
      <style:text-properties fo:color="#000000" officeooo:paragraph-rsid="002b762d"/>
    </style:style>
    <style:style style:name="P24" style:family="paragraph" style:parent-style-name="Standard">
      <style:paragraph-properties fo:margin-left="1.251cm" fo:margin-right="0cm" fo:text-indent="0cm" style:auto-text-indent="false"/>
      <style:text-properties officeooo:rsid="001d1934" officeooo:paragraph-rsid="001d1934"/>
    </style:style>
    <style:style style:name="P25" style:family="paragraph" style:parent-style-name="Text_20_body">
      <style:paragraph-properties fo:margin-left="1.251cm" fo:margin-right="0cm" fo:text-indent="0cm" style:auto-text-indent="false"/>
      <style:text-properties fo:font-style="italic" officeooo:rsid="00271b59" officeooo:paragraph-rsid="00271b59" style:font-style-asian="italic" style:font-style-complex="italic"/>
    </style:style>
    <style:style style:name="P26" style:family="paragraph" style:parent-style-name="Text_20_body">
      <style:paragraph-properties fo:margin-left="1.251cm" fo:margin-right="0cm" fo:text-indent="0cm" style:auto-text-indent="false"/>
      <style:text-properties fo:font-style="italic" officeooo:rsid="002aec90" officeooo:paragraph-rsid="002aec90" style:font-style-asian="italic" style:font-style-complex="italic"/>
    </style:style>
    <style:style style:name="P27" style:family="paragraph" style:parent-style-name="Text_20_body">
      <style:paragraph-properties fo:margin-left="1.251cm" fo:margin-right="0cm" fo:text-indent="0cm" style:auto-text-indent="false"/>
      <style:text-properties fo:font-style="italic" officeooo:rsid="002b762d" officeooo:paragraph-rsid="002b762d" style:font-style-asian="italic" style:font-style-complex="italic"/>
    </style:style>
    <style:style style:name="P28" style:family="paragraph" style:parent-style-name="Text_20_body">
      <style:text-properties officeooo:rsid="00089939" officeooo:paragraph-rsid="00089939"/>
    </style:style>
    <style:style style:name="P29" style:family="paragraph" style:parent-style-name="Text_20_body">
      <style:text-properties officeooo:rsid="000d1030" officeooo:paragraph-rsid="0020566f"/>
    </style:style>
    <style:style style:name="P30" style:family="paragraph" style:parent-style-name="Text_20_body">
      <style:text-properties officeooo:paragraph-rsid="000d1030"/>
    </style:style>
    <style:style style:name="P31" style:family="paragraph" style:parent-style-name="Text_20_body">
      <style:text-properties officeooo:rsid="000f3ac6" officeooo:paragraph-rsid="000f3ac6"/>
    </style:style>
    <style:style style:name="P32" style:family="paragraph" style:parent-style-name="Text_20_body">
      <style:text-properties officeooo:rsid="000f8b68" officeooo:paragraph-rsid="000f8b68"/>
    </style:style>
    <style:style style:name="P33" style:family="paragraph" style:parent-style-name="Text_20_body">
      <style:text-properties officeooo:rsid="0016fd2f" officeooo:paragraph-rsid="0016fd2f"/>
    </style:style>
    <style:style style:name="P34" style:family="paragraph" style:parent-style-name="Text_20_body">
      <style:text-properties officeooo:rsid="00175ec7" officeooo:paragraph-rsid="00175ec7"/>
    </style:style>
    <style:style style:name="P35" style:family="paragraph" style:parent-style-name="Text_20_body">
      <style:text-properties officeooo:rsid="0006276f" officeooo:paragraph-rsid="0006276f"/>
    </style:style>
    <style:style style:name="P36" style:family="paragraph" style:parent-style-name="Text_20_body">
      <style:text-properties officeooo:rsid="00233caa" officeooo:paragraph-rsid="00233caa"/>
    </style:style>
    <style:style style:name="P37" style:family="paragraph" style:parent-style-name="Text_20_body">
      <style:text-properties officeooo:rsid="00247f29" officeooo:paragraph-rsid="00247f29"/>
    </style:style>
    <style:style style:name="P38" style:family="paragraph" style:parent-style-name="Text_20_body">
      <style:text-properties officeooo:paragraph-rsid="00247f29"/>
    </style:style>
    <style:style style:name="P39" style:family="paragraph" style:parent-style-name="Text_20_body">
      <style:text-properties officeooo:paragraph-rsid="0024e9ea"/>
    </style:style>
    <style:style style:name="P40" style:family="paragraph" style:parent-style-name="Text_20_body">
      <style:text-properties fo:font-weight="bold" officeooo:rsid="00271b59" officeooo:paragraph-rsid="002b762d" style:font-weight-asian="bold" style:font-weight-complex="bold"/>
    </style:style>
    <style:style style:name="P41" style:family="paragraph" style:parent-style-name="Text_20_body">
      <style:text-properties fo:font-weight="bold" officeooo:rsid="00498eb3" officeooo:paragraph-rsid="00498eb3" style:font-weight-asian="bold" style:font-weight-complex="bold"/>
    </style:style>
    <style:style style:name="P42" style:family="paragraph" style:parent-style-name="Text_20_body">
      <style:text-properties officeooo:rsid="002681ca" officeooo:paragraph-rsid="002681ca"/>
    </style:style>
    <style:style style:name="P43" style:family="paragraph" style:parent-style-name="Text_20_body">
      <style:text-properties officeooo:rsid="00271b59" officeooo:paragraph-rsid="00271b59"/>
    </style:style>
    <style:style style:name="P44" style:family="paragraph" style:parent-style-name="Text_20_body">
      <style:text-properties officeooo:rsid="00271b59" officeooo:paragraph-rsid="002b762d"/>
    </style:style>
    <style:style style:name="P45" style:family="paragraph" style:parent-style-name="Text_20_body">
      <style:text-properties fo:font-size="12pt" fo:font-weight="bold" officeooo:rsid="00271b59" officeooo:paragraph-rsid="002b762d" style:font-size-asian="12pt" style:font-weight-asian="bold" style:font-size-complex="12pt" style:font-weight-complex="bold"/>
    </style:style>
    <style:style style:name="P46" style:family="paragraph" style:parent-style-name="Text_20_body">
      <style:text-properties officeooo:paragraph-rsid="002b762d"/>
    </style:style>
    <style:style style:name="P47" style:family="paragraph" style:parent-style-name="Text_20_body">
      <style:text-properties fo:font-variant="normal" fo:text-transform="none" fo:color="#40484a" style:font-name="arial" fo:font-size="8.25pt" fo:letter-spacing="normal" fo:font-style="normal" fo:font-weight="normal" officeooo:rsid="00271b59" officeooo:paragraph-rsid="002b762d"/>
    </style:style>
    <style:style style:name="P48" style:family="paragraph" style:parent-style-name="Text_20_body">
      <style:text-properties fo:font-variant="normal" fo:text-transform="none" fo:color="#40484a" fo:letter-spacing="normal" officeooo:paragraph-rsid="002b96d2"/>
    </style:style>
    <style:style style:name="P49" style:family="paragraph" style:parent-style-name="Text_20_body">
      <style:text-properties fo:font-variant="normal" fo:text-transform="none" fo:color="#000000" style:font-name="arial" fo:font-size="12pt" fo:letter-spacing="normal" fo:font-style="normal" fo:font-weight="normal" officeooo:rsid="00271b59" officeooo:paragraph-rsid="002b762d" style:font-size-asian="12pt" style:font-weight-asian="bold" style:font-size-complex="12pt" style:font-weight-complex="bold"/>
    </style:style>
    <style:style style:name="P50" style:family="paragraph" style:parent-style-name="Text_20_body">
      <style:text-properties fo:font-variant="normal" fo:text-transform="none" fo:color="#000000" style:font-name="arial" fo:font-size="12pt" fo:letter-spacing="normal" fo:font-style="italic" fo:font-weight="normal" officeooo:rsid="00271b59" officeooo:paragraph-rsid="002b762d" style:font-size-asian="12pt" style:font-style-asian="italic" style:font-size-complex="12pt"/>
    </style:style>
    <style:style style:name="P51" style:family="paragraph" style:parent-style-name="Text_20_body">
      <style:text-properties fo:font-variant="normal" fo:text-transform="none" fo:color="#000000" style:font-name="arial" fo:font-size="8.25pt" fo:letter-spacing="normal" fo:font-style="normal" fo:font-weight="normal" officeooo:rsid="002b96d2" officeooo:paragraph-rsid="002b96d2"/>
    </style:style>
    <style:style style:name="P52" style:family="paragraph" style:parent-style-name="Text_20_body">
      <style:text-properties fo:font-variant="normal" fo:text-transform="none" fo:color="#000000" style:font-name="arial" fo:font-size="8.25pt" fo:letter-spacing="normal" fo:font-style="normal" fo:font-weight="normal" officeooo:rsid="00271b59" officeooo:paragraph-rsid="002b762d"/>
    </style:style>
    <style:style style:name="P53" style:family="paragraph" style:parent-style-name="Text_20_body">
      <style:text-properties fo:font-weight="normal" officeooo:rsid="0006276f" style:font-weight-asian="normal" style:font-weight-complex="normal"/>
    </style:style>
    <style:style style:name="P54" style:family="paragraph" style:parent-style-name="Text_20_body">
      <style:text-properties fo:font-weight="normal" officeooo:rsid="002681ca" style:font-weight-asian="normal" style:font-weight-complex="normal"/>
    </style:style>
    <style:style style:name="P55" style:family="paragraph" style:parent-style-name="Text_20_body">
      <style:text-properties fo:font-weight="normal" officeooo:rsid="002681ca" officeooo:paragraph-rsid="003b0e9e" style:font-weight-asian="normal" style:font-weight-complex="normal"/>
    </style:style>
    <style:style style:name="P56" style:family="paragraph" style:parent-style-name="Text_20_body">
      <style:text-properties fo:font-weight="normal" officeooo:rsid="003c8356" officeooo:paragraph-rsid="003c8356" style:font-weight-asian="normal" style:font-weight-complex="normal"/>
    </style:style>
    <style:style style:name="P57" style:family="paragraph" style:parent-style-name="Text_20_body">
      <style:text-properties fo:color="#000000" officeooo:rsid="00271b59" officeooo:paragraph-rsid="002b762d"/>
    </style:style>
    <style:style style:name="P58" style:family="paragraph" style:parent-style-name="Text_20_body">
      <style:text-properties fo:color="#000000" officeooo:rsid="00233caa" officeooo:paragraph-rsid="00233caa"/>
    </style:style>
    <style:style style:name="P59" style:family="paragraph" style:parent-style-name="Text_20_body">
      <style:text-properties fo:color="#000000" officeooo:rsid="00247f29" officeooo:paragraph-rsid="00247f29"/>
    </style:style>
    <style:style style:name="P60" style:family="paragraph" style:parent-style-name="Text_20_body">
      <style:text-properties fo:color="#000000" officeooo:rsid="00247f29" officeooo:paragraph-rsid="0024e9ea"/>
    </style:style>
    <style:style style:name="P61" style:family="paragraph" style:parent-style-name="Text_20_body">
      <style:text-properties fo:color="#000000" officeooo:paragraph-rsid="00247f29"/>
    </style:style>
    <style:style style:name="P62" style:family="paragraph" style:parent-style-name="Text_20_body">
      <style:text-properties fo:color="#000000" fo:font-weight="bold" officeooo:rsid="00247f29" officeooo:paragraph-rsid="00247f29" style:font-weight-asian="bold" style:font-weight-complex="bold"/>
    </style:style>
    <style:style style:name="P63" style:family="paragraph" style:parent-style-name="Text_20_body">
      <style:text-properties fo:color="#000000" fo:font-weight="bold" officeooo:rsid="0024e9ea" officeooo:paragraph-rsid="0024e9ea" style:font-weight-asian="bold" style:font-weight-complex="bold"/>
    </style:style>
    <style:style style:name="P64" style:family="paragraph" style:parent-style-name="Text_20_body">
      <style:text-properties fo:color="#000000" fo:font-weight="bold" officeooo:rsid="0047ebd9" officeooo:paragraph-rsid="0047ebd9" style:font-weight-asian="bold" style:font-weight-complex="bold"/>
    </style:style>
    <style:style style:name="P65" style:family="paragraph" style:parent-style-name="Text_20_body">
      <style:text-properties fo:color="#000000" fo:font-weight="normal" officeooo:rsid="0047ebd9" officeooo:paragraph-rsid="0047ebd9" style:font-weight-asian="normal" style:font-weight-complex="normal"/>
    </style:style>
    <style:style style:name="P66" style:family="paragraph" style:parent-style-name="Text_20_body">
      <style:text-properties fo:color="#000000" fo:font-weight="normal" officeooo:rsid="00490f66" officeooo:paragraph-rsid="00490f66" style:font-weight-asian="normal" style:font-weight-complex="normal"/>
    </style:style>
    <style:style style:name="P67" style:family="paragraph" style:parent-style-name="Text_20_body">
      <style:text-properties fo:color="#000000" style:font-name="Bitstream Charter" fo:font-weight="normal" officeooo:rsid="004651e4" officeooo:paragraph-rsid="004651e4" style:font-weight-asian="normal" style:font-weight-complex="normal"/>
    </style:style>
    <style:style style:name="P68" style:family="paragraph" style:parent-style-name="Text_20_body">
      <style:text-properties officeooo:paragraph-rsid="003b0e9e"/>
    </style:style>
    <style:style style:name="P69" style:family="paragraph" style:parent-style-name="Text_20_body">
      <style:text-properties officeooo:rsid="00449a54" officeooo:paragraph-rsid="00449a54"/>
    </style:style>
    <style:style style:name="P70" style:family="paragraph" style:parent-style-name="Text_20_body">
      <style:text-properties officeooo:rsid="004651e4" officeooo:paragraph-rsid="004651e4"/>
    </style:style>
    <style:style style:name="P71" style:family="paragraph" style:parent-style-name="Text_20_body">
      <style:text-properties officeooo:rsid="00490f66" officeooo:paragraph-rsid="00490f66"/>
    </style:style>
    <style:style style:name="P72" style:family="paragraph" style:parent-style-name="Text_20_body">
      <style:text-properties officeooo:rsid="00498eb3" officeooo:paragraph-rsid="00498eb3"/>
    </style:style>
    <style:style style:name="P73" style:family="paragraph" style:parent-style-name="Text_20_body">
      <style:text-properties officeooo:rsid="004a9e27" officeooo:paragraph-rsid="004a9e27"/>
    </style:style>
    <style:style style:name="P74" style:family="paragraph" style:parent-style-name="Text_20_body">
      <style:text-properties fo:color="#a52829" fo:font-weight="bold" officeooo:rsid="00490f66" officeooo:paragraph-rsid="00490f66" style:font-weight-asian="bold" style:font-weight-complex="bold"/>
    </style:style>
    <style:style style:name="P75" style:family="paragraph" style:parent-style-name="Text_20_body">
      <style:text-properties fo:color="#a52829" fo:font-weight="bold" officeooo:rsid="00490f66" officeooo:paragraph-rsid="00490f66"/>
    </style:style>
    <style:style style:name="P76" style:family="paragraph" style:parent-style-name="Text_20_body">
      <style:text-properties fo:color="#a52829" fo:font-weight="normal" officeooo:rsid="00490f66" officeooo:paragraph-rsid="00490f66" style:font-weight-asian="normal" style:font-weight-complex="normal"/>
    </style:style>
    <style:style style:name="P77" style:family="paragraph" style:parent-style-name="Text_20_body">
      <style:text-properties fo:color="#6b59ce" fo:font-weight="bold" officeooo:rsid="00490f66" officeooo:paragraph-rsid="00490f66"/>
    </style:style>
    <style:style style:name="P78" style:family="paragraph" style:parent-style-name="Preformatted_20_Text">
      <style:text-properties fo:font-weight="bold" officeooo:rsid="00271b59" officeooo:paragraph-rsid="00271b59"/>
    </style:style>
    <style:style style:name="P79" style:family="paragraph" style:parent-style-name="Preformatted_20_Text">
      <style:text-properties fo:font-weight="normal" officeooo:rsid="0006276f" style:font-weight-asian="normal" style:font-weight-complex="normal"/>
    </style:style>
    <style:style style:name="P80" style:family="paragraph" style:parent-style-name="Preformatted_20_Text">
      <style:text-properties fo:font-variant="normal" fo:text-transform="none" fo:color="#000000" style:font-name="Courier New" fo:font-size="8.5pt" fo:letter-spacing="normal" fo:font-style="normal" fo:font-weight="normal" officeooo:rsid="002b96d2" officeooo:paragraph-rsid="002b96d2"/>
    </style:style>
    <style:style style:name="P81" style:family="paragraph" style:parent-style-name="Preformatted_20_Text">
      <style:text-properties fo:font-variant="normal" fo:text-transform="none" fo:color="#000000" style:font-name="Courier New" fo:font-size="8.5pt" fo:letter-spacing="normal" fo:font-style="normal" fo:font-weight="normal" officeooo:rsid="00271b59" officeooo:paragraph-rsid="002b762d"/>
    </style:style>
    <style:style style:name="P82" style:family="paragraph" style:parent-style-name="Preformatted_20_Text">
      <style:paragraph-properties fo:text-align="start" style:justify-single-word="false"/>
      <style:text-properties fo:font-variant="normal" fo:text-transform="none" fo:color="#000000" style:font-name="arial" fo:font-size="8.25pt" fo:letter-spacing="normal" fo:font-style="normal" fo:font-weight="normal" officeooo:rsid="00271b59" officeooo:paragraph-rsid="002b762d"/>
    </style:style>
    <style:style style:name="P83" style:family="paragraph" style:parent-style-name="Preformatted_20_Text">
      <style:text-properties officeooo:paragraph-rsid="003e7f13"/>
    </style:style>
    <style:style style:name="P84" style:family="paragraph" style:parent-style-name="Preformatted_20_Text">
      <style:text-properties officeooo:rsid="00271b59" officeooo:paragraph-rsid="00271b59"/>
    </style:style>
    <style:style style:name="P85" style:family="paragraph" style:parent-style-name="Preformatted_20_Text">
      <style:text-properties officeooo:rsid="00271b59" officeooo:paragraph-rsid="003e8fb3"/>
    </style:style>
    <style:style style:name="P86" style:family="paragraph" style:parent-style-name="Preformatted_20_Text">
      <style:paragraph-properties fo:margin-top="0cm" fo:margin-bottom="0.499cm" loext:contextual-spacing="false"/>
    </style:style>
    <style:style style:name="P87" style:family="paragraph" style:parent-style-name="Preformatted_20_Text">
      <style:paragraph-properties fo:margin-top="0.132cm" fo:margin-bottom="0.397cm" loext:contextual-spacing="false" style:line-height-at-least="0.423cm" fo:text-align="justify" style:justify-single-word="false" fo:widows="1" fo:padding="0.132cm" fo:border="0.06pt solid #dee9ff"/>
      <style:text-properties fo:font-variant="normal" fo:text-transform="none" fo:color="#ff3300" fo:letter-spacing="normal"/>
    </style:style>
    <style:style style:name="P88" style:family="paragraph" style:parent-style-name="Preformatted_20_Text">
      <style:paragraph-properties fo:margin-top="0.132cm" fo:margin-bottom="0.397cm" loext:contextual-spacing="false" style:line-height-at-least="0.423cm" fo:text-align="justify" style:justify-single-word="false" fo:widows="1" fo:padding="0.132cm" fo:border="0.06pt solid #dee9ff"/>
      <style:text-properties fo:font-variant="normal" fo:text-transform="none" fo:color="#ff3300" fo:letter-spacing="normal" officeooo:paragraph-rsid="002b96d2"/>
    </style:style>
    <style:style style:name="P89" style:family="paragraph" style:parent-style-name="Preformatted_20_Text">
      <style:paragraph-properties fo:margin-top="0.132cm" fo:margin-bottom="0.397cm" loext:contextual-spacing="false" style:line-height-at-least="0.423cm" fo:text-align="start" style:justify-single-word="false" fo:widows="1" fo:padding="0.132cm" fo:border="0.06pt solid #dee9ff"/>
      <style:text-properties fo:font-variant="normal" fo:text-transform="none" fo:color="#ff3300" fo:letter-spacing="normal"/>
    </style:style>
    <style:style style:name="P90" style:family="paragraph" style:parent-style-name="Preformatted_20_Text">
      <style:paragraph-properties fo:margin-top="0.132cm" fo:margin-bottom="0.397cm" loext:contextual-spacing="false" style:line-height-at-least="0.423cm" fo:text-align="start" style:justify-single-word="false" fo:widows="1" fo:padding="0.132cm" fo:border="0.06pt solid #dee9ff"/>
      <style:text-properties fo:font-variant="normal" fo:text-transform="none" fo:color="#ff3300" fo:letter-spacing="normal" officeooo:paragraph-rsid="002b96d2"/>
    </style:style>
    <style:style style:name="P91" style:family="paragraph" style:parent-style-name="Preformatted_20_Text">
      <style:paragraph-properties fo:margin-top="0.132cm" fo:margin-bottom="0.397cm" loext:contextual-spacing="false" style:line-height-at-least="0.423cm" fo:text-align="justify" style:justify-single-word="false" fo:widows="1" fo:padding="0.132cm" fo:border="0.06pt solid #dee9ff"/>
      <style:text-properties fo:font-variant="normal" fo:text-transform="none" fo:color="#ff3300" style:font-name="Courier New" fo:font-size="8.5pt" fo:letter-spacing="normal" fo:font-style="normal" fo:font-weight="normal" officeooo:paragraph-rsid="002b96d2"/>
    </style:style>
    <style:style style:name="P92" style:family="paragraph" style:parent-style-name="Preformatted_20_Text">
      <style:paragraph-properties fo:margin-top="0.132cm" fo:margin-bottom="0.397cm" loext:contextual-spacing="false" style:line-height-at-least="0.423cm" fo:text-align="start" style:justify-single-word="false" fo:widows="1" fo:padding="0.132cm" fo:border="0.06pt solid #dee9ff"/>
      <style:text-properties fo:font-variant="normal" fo:text-transform="none" fo:color="#ff3300" style:font-name="Courier New" fo:font-size="8.5pt" fo:letter-spacing="normal" fo:font-style="normal" fo:font-weight="normal" officeooo:paragraph-rsid="002b96d2"/>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Standard">
      <style:text-properties officeooo:rsid="003c8356" officeooo:paragraph-rsid="003c8356"/>
    </style:style>
    <style:style style:name="P96" style:family="paragraph" style:parent-style-name="Standard">
      <style:text-properties officeooo:rsid="00518eff" officeooo:paragraph-rsid="00518eff"/>
    </style:style>
    <style:style style:name="P97" style:family="paragraph" style:parent-style-name="Standard">
      <style:text-properties officeooo:rsid="0051e91f" officeooo:paragraph-rsid="0051e91f"/>
    </style:style>
    <style:style style:name="P98" style:family="paragraph" style:parent-style-name="Standard">
      <style:text-properties officeooo:rsid="00537cb4" officeooo:paragraph-rsid="00537cb4"/>
    </style:style>
    <style:style style:name="P99" style:family="paragraph" style:parent-style-name="Standard">
      <style:text-properties officeooo:rsid="005601ea" officeooo:paragraph-rsid="005601ea"/>
    </style:style>
    <style:style style:name="P100" style:family="paragraph" style:parent-style-name="Standard">
      <style:text-properties officeooo:rsid="0057348d" officeooo:paragraph-rsid="0057348d"/>
    </style:style>
    <style:style style:name="P101" style:family="paragraph" style:parent-style-name="Text_20_body" style:list-style-name="L38"/>
    <style:style style:name="P102" style:family="paragraph" style:parent-style-name="Text_20_body" style:list-style-name="L38">
      <style:text-properties fo:font-weight="normal" officeooo:rsid="0006276f" style:font-weight-asian="normal" style:font-weight-complex="normal"/>
    </style:style>
    <style:style style:name="P103" style:family="paragraph" style:parent-style-name="Text_20_body" style:list-style-name="L38">
      <style:text-properties fo:font-weight="normal" officeooo:rsid="0050e126" style:font-weight-asian="normal" style:font-weight-complex="normal"/>
    </style:style>
    <style:style style:name="P104" style:family="paragraph" style:parent-style-name="Text_20_body" style:list-style-name="L38">
      <style:text-properties fo:font-weight="normal" officeooo:rsid="003b0e9e" style:font-weight-asian="normal" style:font-weight-complex="normal"/>
    </style:style>
    <style:style style:name="P105" style:family="paragraph" style:parent-style-name="Text_20_body" style:list-style-name="L38">
      <style:text-properties fo:font-weight="normal" officeooo:rsid="003c8356" officeooo:paragraph-rsid="003c8356" style:font-weight-asian="normal" style:font-weight-complex="normal"/>
    </style:style>
    <style:style style:name="P106" style:family="paragraph" style:parent-style-name="Text_20_body" style:list-style-name="L39">
      <style:text-properties officeooo:rsid="00089939" officeooo:paragraph-rsid="00089939"/>
    </style:style>
    <style:style style:name="P107" style:family="paragraph" style:parent-style-name="Text_20_body" style:list-style-name="L40">
      <style:text-properties officeooo:rsid="000d1030" officeooo:paragraph-rsid="000d1030"/>
    </style:style>
    <style:style style:name="P108" style:family="paragraph" style:parent-style-name="Text_20_body" style:list-style-name="L41">
      <style:text-properties officeooo:rsid="000d1030" officeooo:paragraph-rsid="000d1030"/>
    </style:style>
    <style:style style:name="P109" style:family="paragraph" style:parent-style-name="Text_20_body" style:list-style-name="L42">
      <style:text-properties officeooo:rsid="000d1030" officeooo:paragraph-rsid="000d1030"/>
    </style:style>
    <style:style style:name="P110" style:family="paragraph" style:parent-style-name="Text_20_body" style:list-style-name="L41">
      <style:text-properties officeooo:rsid="000a7af1" officeooo:paragraph-rsid="000a7af1"/>
    </style:style>
    <style:style style:name="P111" style:family="paragraph" style:parent-style-name="Text_20_body" style:list-style-name="L41">
      <style:text-properties officeooo:rsid="000d7b91" officeooo:paragraph-rsid="000d7b91"/>
    </style:style>
    <style:style style:name="P112" style:family="paragraph" style:parent-style-name="Text_20_body" style:list-style-name="L41">
      <style:text-properties officeooo:rsid="000f3ac6" officeooo:paragraph-rsid="000f3ac6"/>
    </style:style>
    <style:style style:name="P113" style:family="paragraph" style:parent-style-name="Text_20_body" style:list-style-name="L41">
      <style:text-properties officeooo:rsid="000f555f" officeooo:paragraph-rsid="000f555f"/>
    </style:style>
    <style:style style:name="P114" style:family="paragraph" style:parent-style-name="Text_20_body">
      <style:text-properties officeooo:rsid="005429fd" officeooo:paragraph-rsid="005429fd"/>
    </style:style>
    <style:style style:name="P115" style:family="paragraph" style:parent-style-name="Heading_20_2">
      <style:text-properties officeooo:paragraph-rsid="00089939"/>
    </style:style>
    <style:style style:name="P116" style:family="paragraph" style:parent-style-name="Heading_20_3">
      <style:text-properties officeooo:paragraph-rsid="003b0e9e"/>
    </style:style>
    <style:style style:name="P117" style:family="paragraph" style:parent-style-name="Heading_20_3">
      <style:text-properties fo:font-weight="bold" officeooo:rsid="0006276f" style:font-weight-asian="bold" style:font-weight-complex="bold"/>
    </style:style>
    <style:style style:name="P118" style:family="paragraph" style:parent-style-name="Heading_20_3">
      <style:text-properties officeooo:rsid="0032e7be"/>
    </style:style>
    <style:style style:name="P119" style:family="paragraph">
      <style:paragraph-properties fo:text-align="start"/>
    </style:style>
    <style:style style:name="P120" style:family="paragraph">
      <loext:graphic-properties draw:fill-color="#83caff"/>
      <style:paragraph-properties fo:text-align="start"/>
    </style:style>
    <style:style style:name="T1" style:family="text">
      <style:text-properties officeooo:rsid="0006276f"/>
    </style:style>
    <style:style style:name="T2" style:family="text">
      <style:text-properties fo:font-weight="bold"/>
    </style:style>
    <style:style style:name="T3" style:family="text">
      <style:text-properties fo:font-weight="bold" officeooo:rsid="002681ca"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e8fb3"/>
    </style:style>
    <style:style style:name="T6" style:family="text">
      <style:text-properties fo:font-weight="normal" style:font-weight-asian="normal" style:font-weight-complex="normal"/>
    </style:style>
    <style:style style:name="T7" style:family="text">
      <style:text-properties fo:font-weight="normal" officeooo:rsid="0006276f" style:font-weight-asian="normal" style:font-weight-complex="normal"/>
    </style:style>
    <style:style style:name="T8" style:family="text">
      <style:text-properties fo:font-weight="normal" officeooo:rsid="0007c529" style:font-weight-asian="normal" style:font-weight-complex="normal"/>
    </style:style>
    <style:style style:name="T9" style:family="text">
      <style:text-properties fo:font-weight="normal" officeooo:rsid="00265cfc" style:font-weight-asian="normal" style:font-weight-complex="normal"/>
    </style:style>
    <style:style style:name="T10" style:family="text">
      <style:text-properties fo:font-weight="normal" officeooo:rsid="002681ca" style:font-weight-asian="normal" style:font-weight-complex="normal"/>
    </style:style>
    <style:style style:name="T11" style:family="text">
      <style:text-properties fo:font-weight="normal" officeooo:rsid="0050e126" style:font-weight-asian="normal" style:font-weight-complex="normal"/>
    </style:style>
    <style:style style:name="T12" style:family="text">
      <style:text-properties officeooo:rsid="0007c529"/>
    </style:style>
    <style:style style:name="T13" style:family="text">
      <style:text-properties fo:font-style="italic"/>
    </style:style>
    <style:style style:name="T14" style:family="text">
      <style:text-properties officeooo:rsid="001feda9"/>
    </style:style>
    <style:style style:name="T15" style:family="text">
      <style:text-properties officeooo:rsid="0020566f"/>
    </style:style>
    <style:style style:name="T16" style:family="text">
      <style:text-properties fo:color="#000000"/>
    </style:style>
    <style:style style:name="T17" style:family="text">
      <style:text-properties fo:color="#000000" officeooo:rsid="00247f29"/>
    </style:style>
    <style:style style:name="T18" style:family="text">
      <style:text-properties fo:color="#000000" officeooo:rsid="0024e9ea"/>
    </style:style>
    <style:style style:name="T19" style:family="text">
      <style:text-properties fo:color="#000000" fo:font-weight="bold" style:font-weight-asian="bold" style:font-weight-complex="bold"/>
    </style:style>
    <style:style style:name="T20" style:family="text">
      <style:text-properties fo:color="#000000" fo:font-weight="bold" officeooo:rsid="0024e9ea" style:font-weight-asian="bold" style:font-weight-complex="bold"/>
    </style:style>
    <style:style style:name="T21" style:family="text">
      <style:text-properties fo:color="#000000" fo:font-style="italic" style:font-style-asian="italic"/>
    </style:style>
    <style:style style:name="T22" style:family="text">
      <style:text-properties fo:color="#000000" fo:font-style="italic" fo:font-weight="bold" style:font-style-asian="italic" style:font-weight-asian="bold" style:font-weight-complex="bold"/>
    </style:style>
    <style:style style:name="T23" style:family="text">
      <style:text-properties fo:color="#000000" style:font-name="arial" fo:font-size="8.25pt" fo:font-style="normal" fo:font-weight="normal" officeooo:rsid="002b96d2"/>
    </style:style>
    <style:style style:name="T24" style:family="text">
      <style:text-properties fo:color="#000000" style:font-name="arial" fo:font-size="8.25pt" fo:font-style="normal" fo:font-weight="normal" officeooo:rsid="00271b59"/>
    </style:style>
    <style:style style:name="T25" style:family="text">
      <style:text-properties fo:color="#000000" style:font-name="Courier New" fo:font-size="8.5pt" fo:font-style="normal" fo:font-weight="normal"/>
    </style:style>
    <style:style style:name="T26" style:family="text">
      <style:text-properties fo:color="#000000" style:font-name="Courier New" fo:font-size="8.5pt" fo:font-style="normal" fo:font-weight="normal" officeooo:rsid="002b96d2"/>
    </style:style>
    <style:style style:name="T27" style:family="text">
      <style:text-properties fo:color="#000000" style:font-name="Courier New" fo:font-size="8.5pt" fo:font-style="normal" fo:font-weight="normal" officeooo:rsid="00271b59"/>
    </style:style>
    <style:style style:name="T28" style:family="text">
      <style:text-properties officeooo:rsid="002b762d"/>
    </style:style>
    <style:style style:name="T29" style:family="text">
      <style:text-properties fo:font-variant="normal" fo:text-transform="none" fo:color="#000000" style:font-name="arial" fo:font-size="12pt" fo:letter-spacing="normal" fo:font-style="italic" fo:font-weight="normal" officeooo:rsid="00271b59" style:font-size-asian="12pt" style:font-style-asian="italic" style:font-size-complex="12pt"/>
    </style:style>
    <style:style style:name="T30" style:family="text">
      <style:text-properties fo:font-variant="normal" fo:text-transform="none" fo:color="#000000" style:font-name="arial" fo:font-size="12pt" fo:letter-spacing="normal" fo:font-style="italic" fo:font-weight="normal" officeooo:rsid="00271b59" style:font-size-asian="12pt" style:font-style-asian="italic" style:font-size-complex="12pt" fo:padding="0cm" fo:border="none"/>
    </style:style>
    <style:style style:name="T31" style:family="text">
      <style:text-properties fo:font-variant="normal" fo:text-transform="none" fo:color="#000000" fo:font-size="12pt" fo:letter-spacing="normal" fo:font-style="italic" officeooo:rsid="00271b59" style:font-size-asian="12pt" style:font-style-asian="italic" style:font-size-complex="12pt"/>
    </style:style>
    <style:style style:name="T32" style:family="text">
      <style:text-properties fo:font-variant="normal" fo:text-transform="none" fo:color="#40484a" style:font-name="arial" fo:letter-spacing="normal" fo:font-style="normal" fo:font-weight="normal"/>
    </style:style>
    <style:style style:name="T33" style:family="text">
      <style:text-properties fo:font-variant="normal" fo:text-transform="none" fo:color="#40484a" style:font-name="arial" fo:letter-spacing="normal" fo:font-style="italic" fo:font-weight="normal" fo:padding="0cm" fo:border="none"/>
    </style:style>
    <style:style style:name="T34" style:family="text">
      <style:text-properties fo:font-variant="normal" fo:text-transform="none" fo:color="#40484a" fo:letter-spacing="normal"/>
    </style:style>
    <style:style style:name="T35" style:family="text">
      <style:text-properties style:font-name="Courier New" fo:font-size="8.5pt" fo:font-style="normal" fo:font-weight="normal"/>
    </style:style>
    <style:style style:name="T36" style:family="text">
      <style:text-properties fo:color="#ff3300" style:font-name="Courier New" fo:padding="0cm" fo:border="none"/>
    </style:style>
    <style:style style:name="T37" style:family="text">
      <style:text-properties officeooo:rsid="0032e7be"/>
    </style:style>
    <style:style style:name="T38" style:family="text">
      <style:text-properties officeooo:rsid="00331919"/>
    </style:style>
    <style:style style:name="T39" style:family="text">
      <style:text-properties officeooo:rsid="003436a9"/>
    </style:style>
    <style:style style:name="T40" style:family="text">
      <style:text-properties officeooo:rsid="003918f4"/>
    </style:style>
    <style:style style:name="T41" style:family="text">
      <style:text-properties officeooo:rsid="003e7f13"/>
    </style:style>
    <style:style style:name="T42" style:family="text">
      <style:text-properties officeooo:rsid="0042c800"/>
    </style:style>
    <style:style style:name="T43" style:family="text">
      <style:text-properties fo:color="#a52829"/>
    </style:style>
    <style:style style:name="T44" style:family="text">
      <style:text-properties fo:color="#a52829" fo:font-weight="bold"/>
    </style:style>
    <style:style style:name="T45" style:family="text">
      <style:text-properties fo:color="#6b59ce"/>
    </style:style>
    <style:style style:name="T46" style:family="text">
      <style:text-properties fo:color="#6b59ce" fo:font-weight="bold"/>
    </style:style>
    <style:style style:name="T47" style:family="text">
      <style:text-properties fo:color="#ff00ff" fo:font-weight="bold"/>
    </style:style>
    <style:style style:name="T48" style:family="text">
      <style:text-properties fo:color="#9c20ef" fo:font-weight="bold"/>
    </style:style>
    <style:style style:name="T49" style:family="text">
      <style:text-properties officeooo:rsid="00503f26"/>
    </style:style>
    <style:style style:name="T50" style:family="text">
      <style:text-properties fo:font-size="12p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Chapters:</text:p>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_Toc107_283885163" text:style-name="Index_20_Link" text:visited-style-name="Index_20_Link">1. Assertions<text:tab/>1</text:a></text:p>
          <text:p text:style-name="P94"><text:a xlink:type="simple" xlink:href="#__RefHeading___Toc2110_608723426" text:style-name="Index_20_Link" text:visited-style-name="Index_20_Link">Immediate Assertions :<text:tab/>1</text:a></text:p>
          <text:p text:style-name="P94"><text:a xlink:type="simple" xlink:href="#__RefHeading___Toc1787_1784891398" text:style-name="Index_20_Link" text:visited-style-name="Index_20_Link">Concurrent Assertions<text:tab/>2</text:a></text:p>
          <text:p text:style-name="P93"><text:a xlink:type="simple" xlink:href="#__RefHeading___Toc109_283885163" text:style-name="Index_20_Link" text:visited-style-name="Index_20_Link">2. Constraints and Randomization<text:tab/>4</text:a></text:p>
          <text:p text:style-name="P93"><text:a xlink:type="simple" xlink:href="#__RefHeading___Toc111_283885163" text:style-name="Index_20_Link" text:visited-style-name="Index_20_Link">3. Tasks ans Functions<text:tab/>4</text:a></text:p>
          <text:p text:style-name="P93"><text:a xlink:type="simple" xlink:href="#__RefHeading___Toc113_283885163" text:style-name="Index_20_Link" text:visited-style-name="Index_20_Link">4. Arrays<text:tab/>4</text:a></text:p>
          <text:p text:style-name="P93"><text:a xlink:type="simple" xlink:href="#__RefHeading___Toc115_283885163" text:style-name="Index_20_Link" text:visited-style-name="Index_20_Link">5. Semaphore and Mailboxses<text:tab/>5</text:a></text:p>
          <text:p text:style-name="P93"><text:a xlink:type="simple" xlink:href="#__RefHeading___Toc120_283885163" text:style-name="Index_20_Link" text:visited-style-name="Index_20_Link">7. OOPS<text:tab/>5</text:a></text:p>
          <text:p text:style-name="P93"><text:a xlink:type="simple" xlink:href="#__RefHeading___Toc117_283885163" text:style-name="Index_20_Link" text:visited-style-name="Index_20_Link">Interview Questions<text:tab/>5</text:a></text:p>
          <text:p text:style-name="P93"><text:a xlink:type="simple" xlink:href="#__RefHeading___Toc122_283885163" text:style-name="Index_20_Link" text:visited-style-name="Index_20_Link">LOOPS<text:tab/>6</text:a></text:p>
          <text:p text:style-name="P93"><text:a xlink:type="simple" xlink:href="#__RefHeading___Toc124_283885163" text:style-name="Index_20_Link" text:visited-style-name="Index_20_Link">Data Types<text:tab/>6</text:a></text:p>
          <text:p text:style-name="P93"><text:a xlink:type="simple" xlink:href="#__RefHeading___Toc126_283885163" text:style-name="Index_20_Link" text:visited-style-name="Index_20_Link">Coverage<text:tab/>6</text:a></text:p>
          <text:p text:style-name="P93"><text:a xlink:type="simple" xlink:href="#__RefHeading___Toc1789_1784891398" text:style-name="Index_20_Link" text:visited-style-name="Index_20_Link">Advanced OOP concepts:<text:tab/>9</text:a></text:p>
          <text:p text:style-name="P94"><text:a xlink:type="simple" xlink:href="#__RefHeading___Toc2112_608723426" text:style-name="Index_20_Link" text:visited-style-name="Index_20_Link">Callbacks:<text:tab/>9</text:a></text:p>
          <text:p text:style-name="P93"><text:a xlink:type="simple" xlink:href="#__RefHeading___Toc128_283885163" text:style-name="Index_20_Link" text:visited-style-name="Index_20_Link">Unsorted:<text:tab/>9</text:a></text:p>
        </text:index-body>
      </text:table-of-content>
      <text:p text:style-name="P3"/>
      <text:p text:style-name="P1"/>
      <text:h text:style-name="Heading_20_2" text:outline-level="2"><text:bookmark-start text:name="__RefHeading___Toc107_283885163"/>1. <text:span text:style-name="T1">Assertions</text:span><text:bookmark-end text:name="__RefHeading___Toc107_283885163"/></text:h>
      <text:list xml:id="list1078831666020044140" text:style-name="L38">
        <text:list-item>
          <text:p text:style-name="P102">What is assertion?</text:p>
        </text:list-item>
        <text:list-item>
          <text:p text:style-name="P101"><text:span text:style-name="T7"><text:tab/></text:span><text:span text:style-name="T8">W</text:span><text:span text:style-name="T7">hat are different types of assertions? </text:span></text:p>
        </text:list-item>
        <text:list-item>
          <text:p text:style-name="P101"><text:span text:style-name="T7"><text:tab/></text:span><text:span text:style-name="T11">Which all block it can be defined ? </text:span></text:p>
        </text:list-item>
        <text:list-item>
          <text:p text:style-name="P103"><text:tab/>How it gets activated when defined inside of module, clocking block, program block.</text:p>
        </text:list-item>
        <text:list-item>
          <text:p text:style-name="P103"><text:tab/>Why it is required if it can also be done using verilog code? Mostly because to differentiate between logic and assertions. And formal tools i think can understand asserions.</text:p>
        </text:list-item>
        <text:list-item>
          <text:p text:style-name="P104"><text:tab/>Handling assertion pass and fail by throwing messages.</text:p>
        </text:list-item>
        <text:list-item>
          <text:p text:style-name="P105"><text:tab/>Coding Guide Lines.</text:p>
        </text:list-item>
        <text:list-item>
          <text:p text:style-name="P105"><text:tab/><text:span text:style-name="T42">Need to verify if else statement is needed always.</text:span></text:p>
        </text:list-item>
        <text:list-item>
          <text:p text:style-name="P105"><text:tab/><text:span text:style-name="T49">There are constructs available inside property block to control the temporal behavior of the sequence.</text:span></text:p>
        </text:list-item>
      </text:list>
      <text:p text:style-name="P56"/>
      <text:p text:style-name="P53"/>
      <text:p text:style-name="P42"><text:span text:style-name="T7">[</text:span><text:span text:style-name="T6">Ref: </text:span><text:a xlink:type="simple" xlink:href="http://www.asic-world.com/systemverilog/assertions1.html" text:style-name="Internet_20_link" text:visited-style-name="Visited_20_Internet_20_Link"><text:span text:style-name="T6">http://www.asic-world.com/systemverilog/assertions1.html</text:span></text:a><text:span text:style-name="T6">]</text:span></text:p>
      <text:h text:style-name="P116" text:outline-level="3"><text:bookmark-start text:name="__RefHeading___Toc2110_608723426"/><text:soft-page-break/><text:span text:style-name="T3">Immediate Assertions :</text:span><text:span text:style-name="T10"> </text:span><text:bookmark-end text:name="__RefHeading___Toc2110_608723426"/></text:h>
      <text:p text:style-name="P54">Follow simulation event semantics, like code in always block. </text:p>
      <text:p text:style-name="Text_20_body"><text:span text:style-name="T9">I</text:span><text:span text:style-name="T7">mmediate assertions are procedural statements and are mainly used in simulation. </text:span></text:p>
      <text:p text:style-name="P79">assert (A == B) $display ("OK. A equals B");</text:p>
      <text:p text:style-name="P86"><text:s text:c="4"/>else $error("It's gone wrong");</text:p>
      <text:p text:style-name="P86"/>
      <text:p text:style-name="P86"/>
      <text:p text:style-name="P86"/>
      <text:h text:style-name="P117" text:outline-level="3"><text:bookmark-start text:name="__RefHeading___Toc1787_1784891398"/>Concurrent Assertions<text:bookmark-end text:name="__RefHeading___Toc1787_1784891398"/></text:h>
      <text:p text:style-name="P68"><text:span text:style-name="T2">Concurrent Assertions :</text:span> Based on clock semantics, like always block with clock. Concurrent assertions describe behavior that spans over time. Concurrent assertion is evaluated only at the occurrence of a <text:span text:style-name="T2">clock tick</text:span>.</text:p>
      <text:p text:style-name="P55"/>
      <text:p text:style-name="P79">assert property (!(Read &amp;&amp; Write));</text:p>
      <text:p text:style-name="P79">assert property (@(posedge Clock) Req |-&gt; ##[1:2] Ack);</text:p>
      <text:p text:style-name="P43">Concurrent assertions have following layer.</text:p>
      <text:p text:style-name="P25">Boolean</text:p>
      <text:p text:style-name="P25">Sequences</text:p>
      <text:p text:style-name="P25">Property </text:p>
      <text:p text:style-name="P25">Property directive.</text:p>
      <text:p text:style-name="P25"><text:span text:style-name="T19">A property can be declared in any of the following:</text:span><text:span text:style-name="T4"> </text:span><text:line-break/><text:span text:style-name="T16">A module</text:span> <text:line-break/><text:span text:style-name="T16">An interface</text:span> <text:line-break/><text:span text:style-name="T16">A program</text:span> <text:line-break/><text:span text:style-name="T16">A clocking block</text:span> <text:line-break/><text:span text:style-name="T16">A package</text:span> <text:line-break/><text:span text:style-name="T16">A compilation-unit scope</text:span></text:p>
      <text:p text:style-name="P25"><text:span text:style-name="T19">Properties constructs:</text:span><text:span text:style-name="T4"> </text:span><text:line-break/><text:span text:style-name="T16">Disable iff</text:span> <text:line-break/><text:span text:style-name="T16">Implication (if ..else)</text:span> <text:line-break/><text:span text:style-name="T16">overlapping implication (|-&gt;)</text:span> <text:line-break/><text:span text:style-name="T16">Non overlapping implication(||-&gt;)</text:span> <text:line-break/><text:span text:style-name="T16">not</text:span> <text:s/>, <text:span text:style-name="T41">and, or</text:span><text:line-break/><text:line-break/></text:p>
      <text:p text:style-name="P25"/>
      <text:p text:style-name="P26"><text:soft-page-break/>Note : This assertion needs to controlled.And should be disabled when the property is invalid. In below example the property is disabled when reset is asserted.</text:p>
      <text:p text:style-name="P27">eg.</text:p>
      <text:p text:style-name="P78"><text:bookmark text:name="b"/>sequence req_gnt_seq;</text:p>
      <text:p text:style-name="Preformatted_20_Text"><text:bookmark text:name="lo"/><text:s/><text:bookmark text:name="g"/><text:span text:style-name="T2">// (~req &amp; gnt) and (~req &amp; ~gnt) is Boolean Layer</text:span></text:p>
      <text:p text:style-name="Preformatted_20_Text"><text:bookmark text:name="lo21"/><text:s/><text:span text:style-name="T2">(</text:span><text:bookmark text:name="sc20"/><text:span text:style-name="T2">~req</text:span><text:bookmark text:name="sc19"/><text:span text:style-name="T2"> &amp; gnt)</text:span><text:bookmark text:name="oc"/><text:span text:style-name="T2"> <text:s/>##1 <text:s/>(</text:span><text:bookmark text:name="sc17"/><text:span text:style-name="T2">~req</text:span><text:bookmark text:name="sc16"/><text:span text:style-name="T2"> &amp; </text:span><text:bookmark text:name="sc"/><text:span text:style-name="T2">~gnt);</text:span></text:p>
      <text:p text:style-name="P86"><text:bookmark text:name="lo23"/><text:s/><text:bookmark text:name="b22"/><text:span text:style-name="T2">endsequence</text:span></text:p>
      <text:p text:style-name="P78"><text:bookmark text:name="b24"/>property req_gnt_prop;</text:p>
      <text:p text:style-name="Preformatted_20_Text"><text:bookmark text:name="lo27"/><text:s/><text:span text:style-name="T2"><text:s text:c="2"/></text:span><text:bookmark text:name="sc26"/><text:span text:style-name="T2">@ (</text:span><text:bookmark text:name="b25"/><text:span text:style-name="T2">posedge clk) </text:span></text:p>
      <text:p text:style-name="Preformatted_20_Text"><text:bookmark text:name="lo30"/><text:s/><text:span text:style-name="T2"><text:s text:c="5"/></text:span><text:bookmark text:name="b29"/><text:span text:style-name="T2">disable </text:span><text:bookmark text:name="b28"/><text:span text:style-name="T2">iff (reset)</text:span></text:p>
      <text:p text:style-name="Preformatted_20_Text"><text:bookmark text:name="lo33"/><text:s/><text:span text:style-name="T2"><text:s text:c="7"/>req </text:span><text:bookmark text:name="oc32"/><text:span text:style-name="T2">|</text:span><text:bookmark text:name="sc31"/><text:span text:style-name="T2">-&gt; req_gnt_seq;</text:span></text:p>
      <text:p text:style-name="P86"><text:bookmark text:name="lo35"/><text:s/><text:span text:style-name="T2"><text:s/></text:span><text:bookmark text:name="b34"/><text:span text:style-name="T2">endproperty</text:span></text:p>
      <text:p text:style-name="P84"><text:s/><text:span text:style-name="T2">req_gnt_assert</text:span><text:bookmark text:name="sc38"/><text:span text:style-name="T2"> : </text:span><text:bookmark text:name="b37"/><text:span text:style-name="T2">assert </text:span><text:bookmark text:name="b36"/><text:span text:style-name="T2">property (req_gnt_prop)</text:span></text:p>
      <text:p text:style-name="P85"><text:span text:style-name="T2"><text:tab/><text:tab/><text:tab/>$display(</text:span><text:bookmark text:name="p49"/><text:span text:style-name="T2">"@%0dns Assertion </text:span><text:span text:style-name="T5">Passed</text:span><text:span text:style-name="T2">", </text:span><text:bookmark text:name="r50"/><text:span text:style-name="T2">$time);</text:span></text:p>
      <text:p text:style-name="P83"><text:bookmark text:name="lo40"/><text:s/><text:span text:style-name="T2"><text:s text:c="18"/></text:span><text:bookmark text:name="b39"/><text:span text:style-name="T2">else</text:span></text:p>
      <text:p text:style-name="P83"><text:span text:style-name="T2"><text:s text:c="16"/></text:span><text:bookmark text:name="r43"/><text:span text:style-name="T2">$display(</text:span><text:bookmark text:name="p"/><text:span text:style-name="T2">"@%0dns Assertion Failed", </text:span><text:bookmark text:name="r"/><text:span text:style-name="T2">$time);</text:span></text:p>
      <text:p text:style-name="P57"/>
      <text:p text:style-name="P23"><text:span text:style-name="T28">I</text:span>mplication[Ref : <text:a xlink:type="simple" xlink:href="https://www.doulos.com/knowhow/sysverilog/tutorial/assertions/" text:style-name="Internet_20_link" text:visited-style-name="Visited_20_Internet_20_Link">https://www.doulos.com/knowhow/sysverilog/tutorial/assertions/</text:a>]</text:p>
      <text:p text:style-name="P22">Why do we need implication operator if , it can be modeled using sequence.?</text:p>
      <text:p text:style-name="P22"><text:a xlink:type="simple" xlink:href="http://stackoverflow.com/questions/16651799/sva-use-of-implication-vs-sequence" text:style-name="Internet_20_link" text:visited-style-name="Visited_20_Internet_20_Link">http://stackoverflow.com/questions/16651799/sva-use-of-implication-vs-sequence</text:a></text:p>
      <text:p text:style-name="P22"/>
      <text:p text:style-name="P22">We need to use implication operator because if it were replaced by equivalent assertion then the assertion would always fail even when atecendent dosent get evaluated to true value.</text:p>
      <text:p text:style-name="P22"/>
      <text:p text:style-name="P22"/>
      <text:p text:style-name="P44"><text:span text:style-name="T19">The </text:span><text:span text:style-name="T22">implication</text:span><text:span text:style-name="T19"> construct (|-&gt;) </text:span><text:span text:style-name="T16">allows a user to monitor sequences based on satisfying some criteria, e.g. attach a precondition to a sequence and evaluate the sequence only if the condition is successful. The left-hand side operand of the implication is called the </text:span><text:span text:style-name="T21">antecedent sequence expression</text:span><text:span text:style-name="T16">, while the right-hand side is called the </text:span><text:span text:style-name="T21">consequent sequence expression</text:span><text:span text:style-name="T16">. </text:span></text:p>
      <text:p text:style-name="P40"><text:span text:style-name="T16">There are two forms of </text:span><text:span text:style-name="T21">implication</text:span><text:span text:style-name="T16">: overlapped using operator |-&gt;, and non-overlapped using operator |=&gt;. </text:span></text:p>
      <text:p text:style-name="P45"><text:span text:style-name="T32">For overlapped implication, if there is a match for the </text:span><text:span text:style-name="T33">antecedent sequence expression</text:span><text:span text:style-name="T32">, then the first element of the </text:span><text:span text:style-name="T33">consequent sequence expression</text:span><text:span text:style-name="T34"> </text:span><text:span text:style-name="T32">is evaluated on the same clock tick.</text:span></text:p>
      <text:p text:style-name="Preformatted_20_Text"><text:s text:c="2"/>s1 |-&gt; s2;</text:p>
      <text:p text:style-name="P49"/>
      <text:p text:style-name="P46"><text:span text:style-name="T29">For non-overlapped implication, the first element of the </text:span><text:span text:style-name="T30">consequent sequence expression</text:span><text:span text:style-name="T31"> </text:span><text:span text:style-name="T29">is evaluated on the next clock tick.</text:span></text:p>
      <text:p text:style-name="P46">s1 |=&gt; s2;</text:p>
      <text:p text:style-name="P50"/>
      <text:p text:style-name="P51">The clock for a property can be specified in several ways:</text:p>
      <text:p text:style-name="P51"/>
      <text:p text:style-name="P51"/>
      <text:p text:style-name="P52"><text:soft-page-break/>Explicitly specified in a sequence:</text:p>
      <text:p text:style-name="P80"/>
      <text:p text:style-name="P88"><text:s text:c="4"/><text:span text:style-name="T23"><text:s text:c="2"/></text:span><text:span text:style-name="T26">sequence s;</text:span></text:p>
      <text:p text:style-name="P91">@(posedge clk) a ##1 b;</text:p>
      <text:p text:style-name="P87"><text:s text:c="2"/><text:span text:style-name="T35">endsequence</text:span></text:p>
      <text:p text:style-name="P87"><text:s text:c="2"/><text:span text:style-name="T35">property p;</text:span></text:p>
      <text:p text:style-name="P87"><text:s text:c="4"/><text:span text:style-name="T35">a |-&gt; s;</text:span></text:p>
      <text:p text:style-name="P87"><text:s text:c="2"/><text:span text:style-name="T35">endproperty</text:span></text:p>
      <text:p text:style-name="P87"><text:s text:c="2"/><text:span text:style-name="T35">assert property (p);</text:span></text:p>
      <text:p text:style-name="P51">Explicitly specified in the property:<text:tab/></text:p>
      <text:p text:style-name="P48"><text:span text:style-name="T23"><text:tab/></text:span><text:span text:style-name="T16"> <text:s/></text:span></text:p>
      <text:p text:style-name="P88"><text:s text:c="3"/><text:span text:style-name="T25">property p;</text:span></text:p>
      <text:p text:style-name="P88"><text:s/><text:span text:style-name="T35">@(posedge clk) a ##1 b;</text:span></text:p>
      <text:p text:style-name="P87"><text:s text:c="2"/><text:span text:style-name="T35">endproperty</text:span></text:p>
      <text:p text:style-name="P87"><text:s text:c="2"/><text:span text:style-name="T35">assert property (p);</text:span></text:p>
      <text:p text:style-name="P51"/>
      <text:p text:style-name="P52">Explicitly specified in the concurrent assertion:</text:p>
      <text:p text:style-name="P81">assert property (@(posedge clk) a ##1 b);</text:p>
      <text:p text:style-name="P81"/>
      <text:p text:style-name="P52"> Inferred from a procedural block</text:p>
      <text:p text:style-name="P81"/>
      <text:p text:style-name="P88"><text:s text:c="3"/><text:span text:style-name="T24"><text:s text:c="2"/></text:span><text:span text:style-name="T27">property p;</text:span></text:p>
      <text:p text:style-name="P88"><text:s/><text:span text:style-name="T35">a ##1 b;</text:span></text:p>
      <text:p text:style-name="P87"><text:s text:c="2"/><text:span text:style-name="T35">endproperty</text:span></text:p>
      <text:p text:style-name="P87"><text:s text:c="2"/><text:span text:style-name="T35">always @(posedge clk) assert property (p);</text:span></text:p>
      <text:p text:style-name="P47"> From a <text:span text:style-name="T36">clocking</text:span> block (see the Clocking Blocks tutorial):</text:p>
      <text:p text:style-name="P82"><text:s/></text:p>
      <text:p text:style-name="P90"><text:s text:c="4"/><text:span text:style-name="T24"><text:s/></text:span><text:span text:style-name="T27">clocking cb @(posedge clk);</text:span></text:p>
      <text:p text:style-name="P92">property p;</text:p>
      <text:p text:style-name="P89"><text:s text:c="6"/><text:span text:style-name="T35">a ##1 b;</text:span></text:p>
      <text:p text:style-name="P87"><text:s text:c="4"/><text:span text:style-name="T35">endproperty</text:span></text:p>
      <text:p text:style-name="P87"><text:soft-page-break/><text:s text:c="2"/><text:span text:style-name="T35">endclocking</text:span></text:p>
      <text:p text:style-name="P87"><text:s text:c="2"/><text:span text:style-name="T35">assert property (cb.p);</text:span></text:p>
      <text:p text:style-name="P52">From a default clock (see the Clocking Blocks tutorial):</text:p>
      <text:p text:style-name="P81">default clocking cb;</text:p>
      <text:p text:style-name="P52"/>
      <text:h text:style-name="Heading_20_2" text:outline-level="2"><text:bookmark-start text:name="__RefHeading___Toc109_283885163"/>2. Constraints <text:span text:style-name="T12">and Randomization</text:span><text:bookmark-end text:name="__RefHeading___Toc109_283885163"/></text:h>
      <text:p text:style-name="Text_20_body"/>
      <text:p text:style-name="P69">z $random () – Flat distribution, returning signed 32-bit random</text:p>
      <text:p text:style-name="P69">z $urandom () – Flat distribution, returning unsigned 32-bit random</text:p>
      <text:p text:style-name="P69">z $urandom_range () – Flat distribution over a range</text:p>
      <text:p text:style-name="P69">z $dist_exponential() – Exponential decay, as shown in Figure 6-1</text:p>
      <text:p text:style-name="P69">z $dist_normal() – Bell-shaped distribution</text:p>
      <text:p text:style-name="P69">z $dist_poisson() – Bell-shaped distribution</text:p>
      <text:p text:style-name="P69">z $dist_uniform() – Flat distribution</text:p>
      <text:p text:style-name="P69"/>
      <text:p text:style-name="P70">randomize() , pre_randomize(), post_randomize()</text:p>
      <text:p text:style-name="P41">How the constraints are managed when parrent and child both have conflicting constraints. </text:p>
      <text:p text:style-name="P41"/>
      <text:p text:style-name="P41">How pre and post randomize methods are overidden by child class.</text:p>
      <text:p text:style-name="P73">While called from derived clases , parent methods are not called . To call from child class use super.</text:p>
      <text:p text:style-name="P70"/>
      <text:p text:style-name="P72">randomize() is a virtual function and can be overidden by </text:p>
      <text:p text:style-name="P70"/>
      <text:p text:style-name="P70"/>
      <text:p text:style-name="P67">class Simple;</text:p>
      <text:p text:style-name="P67">rand integer Var;</text:p>
      <text:p text:style-name="P67">constraint c1 { Var &lt;100;}</text:p>
      <text:p text:style-name="P67">constraint c2 { Var &gt;200;}</text:p>
      <text:p text:style-name="P67">endclass </text:p>
      <text:p text:style-name="P64">Constraint Block</text:p>
      <text:p text:style-name="P65">class Base; <text:line-break/><text:soft-page-break/>rand integer Var; <text:line-break/>constraint range { Var &lt; 100 ; Var &gt; 0 ;} <text:line-break/>endclass</text:p>
      <text:p text:style-name="P64"/>
      <text:p text:style-name="P64"/>
      <text:p text:style-name="P64">Inline Constraint:</text:p>
      <text:p text:style-name="P65">if(obj.randomize() with { Var == 50;})</text:p>
      <text:p text:style-name="P74">Global Constraints:</text:p>
      <text:p text:style-name="P76">SystemVerilog allows to have constraints between variables of different objects. These are called global constraints. </text:p>
      <text:p text:style-name="P66"><text:span text:style-name="T44">constraint</text:span><text:span text:style-name="T43"> global_c </text:span><text:span text:style-name="T45">{</text:span><text:span text:style-name="T43"> Var2 </text:span><text:span text:style-name="T45">&lt;</text:span><text:span text:style-name="T43"> child_obj</text:span><text:span text:style-name="T45">.</text:span><text:span text:style-name="T43">Var1 </text:span><text:span text:style-name="T45">;}</text:span></text:p>
      <text:p text:style-name="P75">Constraint Mode:</text:p>
      <text:p text:style-name="P71"><text:span text:style-name="T44">obj</text:span><text:span text:style-name="T46">.</text:span><text:span text:style-name="T44">constraint_mode</text:span><text:span text:style-name="T46">(</text:span><text:span text:style-name="T47">0</text:span><text:span text:style-name="T46">); disable any constraint blocj inside the class.</text:span></text:p>
      <text:p text:style-name="P77"/>
      <text:p text:style-name="P71"><text:span text:style-name="T44">class</text:span><text:span text:style-name="T46"> Base; <text:line-break/></text:span><text:span text:style-name="T44">rand</text:span><text:span text:style-name="T46"> </text:span><text:span text:style-name="T44">integer</text:span><text:span text:style-name="T46"> Var; <text:line-break/></text:span><text:span text:style-name="T48">`include</text:span><text:span text:style-name="T46"> </text:span><text:span text:style-name="T47">"constraint.sv"</text:span><text:span text:style-name="T46"> <text:line-break/></text:span><text:span text:style-name="T44">endclass</text:span></text:p>
      <text:p text:style-name="P77"/>
      <text:p text:style-name="P75"/>
      <text:p text:style-name="P75"/>
      <text:h text:style-name="Heading_20_2" text:outline-level="2"><text:bookmark-start text:name="__RefHeading___Toc111_283885163"/>3. Tasks ans Functions<text:bookmark-end text:name="__RefHeading___Toc111_283885163"/></text:h>
      <text:list xml:id="list5259751522010511884" text:style-name="L39">
        <text:list-item>
          <text:p text:style-name="P106">How sv tasks and functions are different fom Verilog?</text:p>
        </text:list-item>
      </text:list>
      <text:list xml:id="list1044465070959236841" text:style-name="L40">
        <text:list-item>
          <text:list>
            <text:list-item>
              <text:p text:style-name="P107">Task can be called from within function but only from inside of fork..join none.</text:p>
            </text:list-item>
            <text:list-item>
              <text:p text:style-name="P107">Value returned from function can be discarded by assigining it to void.</text:p>
              <text:list>
                <text:list-item>
                  <text:p text:style-name="P107">void'(func())</text:p>
                </text:list-item>
              </text:list>
            </text:list-item>
          </text:list>
        </text:list-item>
      </text:list>
      <text:h text:style-name="Heading_20_2" text:outline-level="2"><text:bookmark-start text:name="__RefHeading___Toc113_283885163"/>4. Arrays<text:bookmark-end text:name="__RefHeading___Toc113_283885163"/></text:h>
      <text:list xml:id="list5105831530792459882" text:style-name="L41">
        <text:list-item>
          <text:p text:style-name="P110">What is the difference between dynamic array and associative array?</text:p>
          <text:list>
            <text:list-item>
              <text:p text:style-name="P108">Index of the dynamic array is continous. While associative array can have non-contigous indexses.</text:p>
            </text:list-item>
            <text:list-item>
              <text:p text:style-name="P111">For changing the length of dynamic array new() method is used.</text:p>
            </text:list-item>
          </text:list>
        </text:list-item>
        <text:list-item>
          <text:p text:style-name="P108">Array methods.</text:p>
        </text:list-item>
      </text:list>
      <text:p text:style-name="P29"><text:soft-page-break/><text:tab/><text:span text:style-name="T15">q = scb.find_index(x) with (x.src == tr.src);</text:span></text:p>
      <text:list xml:id="list81325769016401" text:continue-numbering="true" text:style-name="L41">
        <text:list-item>
          <text:p text:style-name="P112">Dynamic Array</text:p>
          <text:list>
            <text:list-item>
              <text:p text:style-name="P112">Used when dynamic resizing of array is needed.</text:p>
            </text:list-item>
            <text:list-item>
              <text:p text:style-name="P112">Expression used for increasing the size . <text:s/>Dy_array <text:s/>= new[10](Dy_array).</text:p>
            </text:list-item>
          </text:list>
        </text:list-item>
      </text:list>
      <text:p text:style-name="P31"/>
      <text:p text:style-name="P31">Syntax and Methods:</text:p>
      <text:p text:style-name="P31"/>
      <text:p text:style-name="P31"/>
      <text:list xml:id="list81326032298137" text:continue-numbering="true" text:style-name="L41">
        <text:list-item>
          <text:p text:style-name="P112">Associative array:</text:p>
          <text:list>
            <text:list-item>
              <text:p text:style-name="P113">Used when indexses are non contiguios.</text:p>
            </text:list-item>
            <text:list-item>
              <text:p text:style-name="P113">Eg . Used addresses for randomly generated transaction.</text:p>
            </text:list-item>
          </text:list>
        </text:list-item>
        <text:list-item>
          <text:p text:style-name="P112">Queue </text:p>
        </text:list-item>
      </text:list>
      <text:p text:style-name="P30"/>
      <text:p text:style-name="P33">Packed and Unpacked Arrays:</text:p>
      <text:p text:style-name="P34"/>
      <text:p text:style-name="P34"><draw:rect text:anchor-type="paragraph" draw:z-index="1" draw:style-name="gr2" draw:text-style-name="P119" svg:width="12.503cm" svg:height="6.659cm" svg:x="4.928cm" svg:y="0.035cm"><text:p text:style-name="P119"><text:span text:style-name="T50">Packed array:</text:span></text:p><text:p text:style-name="P119"><text:span text:style-name="T50">int md[2][3] = Õ{Õ{0,1,2}, Õ{3,4,5}}; <text:s/>//packed array </text:span></text:p><text:p text:style-name="P119"><text:span text:style-name="T50">foreach (md[i,j])</text:span></text:p><text:p text:style-name="P119"><text:span text:style-name="T50">$display("md[%0d][%0d] = %0d", i, j, md[i][j]);</text:span></text:p><text:p text:style-name="P119"><text:span text:style-name="T50"/></text:p><text:p text:style-name="P119"><text:span text:style-name="T50">// Replicate last 3 values of 5</text:span></text:p><text:p text:style-name="P119"><text:span text:style-name="T50">md = Õ{Õ{9, 8, 7}, Õ{3{Õ5}}};</text:span></text:p><text:p text:style-name="P119"><text:span text:style-name="T50">foreach (md[i,j])</text:span></text:p><text:p text:style-name="P119"><text:span text:style-name="T50">// Yes, this is the right syntax</text:span></text:p><text:p text:style-name="P119"><text:span text:style-name="T50">$display("md[%0d][%0d] = %0d", i, j, md[i][j]);</text:span></text:p><text:p text:style-name="P119"><text:span text:style-name="T50">end</text:span></text:p></draw:rect></text:p>
      <text:p text:style-name="P33"/>
      <text:p text:style-name="P33"/>
      <text:p text:style-name="P33"/>
      <text:p text:style-name="P33"/>
      <text:p text:style-name="P33"/>
      <text:p text:style-name="P33"/>
      <text:p text:style-name="P30"><text:tab/></text:p>
      <text:list xml:id="list2064370672862461218" text:style-name="L42">
        <text:list-header>
          <text:p text:style-name="P109"><text:tab/></text:p>
        </text:list-header>
      </text:list>
      <text:h text:style-name="Heading_20_2" text:outline-level="2"><text:bookmark-start text:name="__RefHeading___Toc115_283885163"/>5. Semaphore and Mailboxses<text:bookmark-end text:name="__RefHeading___Toc115_283885163"/></text:h>
      <text:p text:style-name="P28">Semaphore defination?</text:p>
      <text:p text:style-name="P28">Mailbox defination?</text:p>
      <text:h text:style-name="P115" text:outline-level="2"><text:bookmark-start text:name="__RefHeading___Toc120_283885163"/>7. OOPS<text:bookmark-end text:name="__RefHeading___Toc120_283885163"/></text:h>
      <text:p text:style-name="P28">Do derived classes have access to protected members of base class?</text:p>
      <text:p text:style-name="P28">How is Polymorphism Implemented?</text:p>
      <text:p text:style-name="P28"><text:soft-page-break/>How is Inheritance implemented?</text:p>
      <text:p text:style-name="P28"/>
      <text:h text:style-name="Heading_20_2" text:outline-level="2"><text:bookmark-start text:name="__RefHeading___Toc117_283885163"/>Interview Questions<text:bookmark-end text:name="__RefHeading___Toc117_283885163"/></text:h>
      <text:p text:style-name="Text_20_body"/>
      <text:h text:style-name="Heading_20_3" text:outline-level="3">Packets:</text:h>
      <text:p text:style-name="P114">https://www.doulos.com/knowhow/sysverilog/tutorial/constraints/</text:p>
      <text:h text:style-name="Heading_20_2" text:outline-level="2"/>
      <text:h text:style-name="Heading_20_2" text:outline-level="2"><text:bookmark-start text:name="__RefHeading___Toc122_283885163"/>LOOPS<text:bookmark-end text:name="__RefHeading___Toc122_283885163"/></text:h>
      <text:p text:style-name="P32">Foreach loop dosent require itterator to be explicitly declared.</text:p>
      <text:p text:style-name="P32">Below statement is standalone;</text:p>
      <text:p text:style-name="P32">foreach (dyn[j]) dyn[j] = j;<text:tab/></text:p>
      <text:p text:style-name="P32"/>
      <text:h text:style-name="Heading_20_2" text:outline-level="2"><text:bookmark-start text:name="__RefHeading___Toc124_283885163"/>Data Types<text:bookmark-end text:name="__RefHeading___Toc124_283885163"/></text:h>
      <text:p text:style-name="P11">1. In the below code if the index of the associative array is not declared as longint, then array items will be overwritten .</text:p>
      <text:p text:style-name="P10"/>
      <text:p text:style-name="P2"><draw:rect text:anchor-type="paragraph" draw:z-index="0" draw:style-name="gr1" draw:text-style-name="P120" svg:width="14.024cm" svg:height="14.311cm" svg:x="2.237cm" svg:y="0.236cm"><text:p text:style-name="P119">program test;</text:p><text:p text:style-name="P119"><text:s text:c="2"/></text:p><text:p text:style-name="P119"><text:s text:c="2"/>//Dynamic array declaration</text:p><text:p text:style-name="P119"><text:s text:c="2"/>bit [3:0] dy_arr [];</text:p><text:p text:style-name="P119"><text:s text:c="2"/>bit [3:0] que [$]; <text:s/></text:p><text:p text:style-name="P119"><text:s text:c="2"/>bit [63:0] ass [longint];</text:p><text:p text:style-name="P119"><text:s text:c="2"/>bit [63:0] idx;</text:p><text:p text:style-name="P119"><text:s text:c="2"/>//Initiallization</text:p><text:p text:style-name="P119"><text:s text:c="2"/></text:p><text:p text:style-name="P119"><text:s text:c="2"/></text:p><text:p text:style-name="P119"><text:s text:c="2"/>initial</text:p><text:p text:style-name="P119"><text:s text:c="4"/>begin</text:p><text:p text:style-name="P119"><text:s text:c="2"/><text:tab/>dy_arr = '{1, 2, 3};</text:p><text:p text:style-name="P119"><text:s text:c="6"/>que = {4,5,6};</text:p><text:p text:style-name="P119"><text:s text:c="6"/>foreach (dy_arr[i]) $display("dy_arr[%d] = %4b\n",i,dy_arr[i]);</text:p><text:p text:style-name="P119"><text:s text:c="6"/>foreach (que[i]) $display("que=[%d] = %4b\n",i,que[i]);</text:p><text:p text:style-name="P119"><text:s text:c="6"/>idx = 1'b1;</text:p><text:p text:style-name="P119"><text:s text:c="6"/>repeat (63) begin </text:p><text:p text:style-name="P119"><text:s text:c="8"/>ass[idx] = idx ;</text:p><text:p text:style-name="P119"><text:s text:c="8"/>idx = idx &lt;&lt; 1;</text:p><text:p text:style-name="P119"><text:s text:c="6"/>end</text:p><text:p text:style-name="P119"><text:s text:c="6"/>foreach (ass[idx]) $display("asso[%64b]=%64b\n",idx,ass[idx]);</text:p><text:p text:style-name="P119"><text:s text:c="4"/>end</text:p><text:p text:style-name="P119"><text:s text:c="2"/></text:p><text:p text:style-name="P119"><text:s text:c="2"/></text:p><text:p text:style-name="P119">endprogram</text:p></draw:re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h text:style-name="Heading_20_2" text:outline-level="2"><text:bookmark-start text:name="__RefHeading___Toc126_283885163"/>Coverage<text:bookmark-end text:name="__RefHeading___Toc126_283885163"/></text:h>
      <text:p text:style-name="P36">Types of coverage:</text:p>
      <text:p text:style-name="P36"><text:a xlink:type="simple" xlink:href="http://www.asic-world.com/systemverilog/coverage1.html" text:style-name="Internet_20_link" text:visited-style-name="Visited_20_Internet_20_Link">http://www.asic-world.com/systemverilog/coverage1.html</text:a> <text:s/>(Functional coverage) This link explains <text:s/>where is the right place of monitoring coverage in <text:s/>TB+DUT.</text:p>
      <text:p text:style-name="P36"/>
      <text:p text:style-name="P37">CODE COVERAGE</text:p>
      <text:p text:style-name="P36"><text:a xlink:type="simple" xlink:href="http://www.testbench.in/TS_11_TYPES_OF_CODE_COVERAGE.html" text:style-name="Internet_20_link" text:visited-style-name="Visited_20_Internet_20_Link">http://www.testbench.in/TS_11_TYPES_OF_CODE_COVERAGE.html</text:a> . This link explains different types of code coverage.</text:p>
      <text:p text:style-name="P36"><text:line-break/><text:span text:style-name="T16">Statement coverage /line coverage</text:span> <text:line-break/><text:span text:style-name="T16">Block/segment coverage</text:span> <text:line-break/><text:span text:style-name="T16">Conditional coverage</text:span> <text:line-break/><text:span text:style-name="T16">Branch coverage</text:span> <text:line-break/><text:span text:style-name="T16">Toggle coverage</text:span> <text:line-break/><text:span text:style-name="T16">Path coverage</text:span> <text:line-break/><text:span text:style-name="T16">Fsm coverage</text:span></text:p>
      <text:p text:style-name="P58"/>
      <text:p text:style-name="P59">FUNCTIONAL COVERAGE</text:p>
      <text:p text:style-name="P58"/>
      <text:p text:style-name="P58"/>
      <text:p text:style-name="P59">Cover Property</text:p>
      <text:p text:style-name="P59">[Ref: http://www.testbench.in/CO_17_COVER_PROPERTY.html]</text:p>
      <text:p text:style-name="P38"><text:span text:style-name="T17">A cover property creates a single cover point. </text:span><text:span text:style-name="T16">Coverage results are divided into two: coverage for properties, coverage for sequences.</text:span></text:p>
      <text:p text:style-name="P61"/>
      <text:p text:style-name="P62">Coverage property can be declared in</text:p>
      <text:p text:style-name="P60">A design or a separate module <text:line-break/>Packages <text:line-break/>Interfaces <text:line-break/>Program block</text:p>
      <text:p text:style-name="P60"><text:soft-page-break/></text:p>
      <text:p text:style-name="P39"><text:span text:style-name="T17"><text:line-break/></text:span><text:span text:style-name="T18"> </text:span><text:span text:style-name="T20">Comparison Of Cover Property And Cover Group. </text:span></text:p>
      <text:p text:style-name="P63"/>
      <text:p text:style-name="P63">Cover groups can reference data sets where as cover property references a temporal expression.</text:p>
      <text:p text:style-name="P63">Cover group has multiple bins options. Cover property has only one bin.</text:p>
      <text:p text:style-name="P63">Cover group cannot handle complex temporal relationships. <text:line-break/>Cover properties can cover complex temporal expressions.</text:p>
      <text:p text:style-name="P63">Cover group automatically handles the crosses. <text:line-break/>Cover properties cannot do crosses.</text:p>
      <text:p text:style-name="P63">Cover group has lot of filtering options. <text:line-break/>Cover property has no specific filtering constructs but it can be filtered.</text:p>
      <text:p text:style-name="P63">Cover groups are most useful at a higher level of abstractions where as cover property makes sense to use when we want to work at low level signals. </text:p>
      <text:p text:style-name="P63"/>
      <text:p text:style-name="Text_20_body"/>
      <text:p text:style-name="P4">Covergroup:</text:p>
      <text:p text:style-name="P6"><text:tab/><text:span text:style-name="T39">Important things to consider when writting covergroup.</text:span></text:p>
      <text:p text:style-name="P17">1. Differnt types of bins.</text:p>
      <text:p text:style-name="P6"><text:tab/><text:span text:style-name="T39">Coverage , Explicit, Wildcards, Ignore Bins, Illegal bins, Cross coverage.</text:span></text:p>
      <text:p text:style-name="P6"><text:tab/></text:p>
      <text:p text:style-name="P16">2. Places in TB where it can be defined.</text:p>
      <text:p text:style-name="P16"><text:tab/>Inside module</text:p>
      <text:p text:style-name="P16"><text:tab/>Inside program Block</text:p>
      <text:p text:style-name="P16"><text:tab/>As an independent block</text:p>
      <text:p text:style-name="P16"><text:tab/>Inside class.</text:p>
      <text:p text:style-name="P16">3. At top level where it should be hooked .</text:p>
      <text:p text:style-name="P16"/>
      <text:p text:style-name="P19">Topics: <text:span text:style-name="T40">[Ref : </text:span><text:a xlink:type="simple" xlink:href="http://www.testbench.in/CO_09_TRANSITION_BINS.html" text:style-name="Internet_20_link" text:visited-style-name="Visited_20_Internet_20_Link"><text:span text:style-name="T40">http://www.testbench.in/CO_09_TRANSITION_BINS.html</text:span></text:a><text:span text:style-name="T40"> ]</text:span></text:p>
      <text:p text:style-name="P18"/>
      <text:p text:style-name="P18">Cover Group:</text:p>
      <text:p text:style-name="P18">Sample</text:p>
      <text:p text:style-name="P18">Coverpoints</text:p>
      <text:p text:style-name="P18">Generic Coverage Groups</text:p>
      <text:p text:style-name="P18">Coverage Bins</text:p>
      <text:p text:style-name="P20">Epxlicit bin creation</text:p>
      <text:p text:style-name="P20">Trannsition bins</text:p>
      <text:p text:style-name="P20">Wildcard bins</text:p>
      <text:p text:style-name="P20">Ignore Bins</text:p>
      <text:p text:style-name="P20">Illegal bins </text:p>
      <text:p text:style-name="P20">Cross Coverage.</text:p>
      <text:p text:style-name="P20">Coverage options</text:p>
      <text:p text:style-name="P20"><text:soft-page-break/>Coverage Methods</text:p>
      <text:p text:style-name="P20">System Tasks</text:p>
      <text:p text:style-name="P20">Cover Property.</text:p>
      <text:p text:style-name="P18"/>
      <text:p text:style-name="P6"><text:span text:style-name="T40">C</text:span>overpoint</text:p>
      <text:p text:style-name="P7">Anatomy of Covergroup </text:p>
      <text:p text:style-name="P7"><text:tab/>It should be instantiated before it can be used.</text:p>
      <text:p text:style-name="P7"><text:tab/>It should be used in transactor rather being put into transaction.</text:p>
      <text:p text:style-name="P8">Defining covergroup in a class :</text:p>
      <text:p text:style-name="P8"><text:tab/>cvergroup name itself is used to instance the covergroup<text:tab/></text:p>
      <text:p text:style-name="P2"/>
      <text:p text:style-name="P8">Triggering a Cover Group</text:p>
      <text:p text:style-name="P24">The two major parts of functional coverage are the sampled data values and the time</text:p>
      <text:p text:style-name="P24">when they are sampled. When new values are ready (such as when a transaction has</text:p>
      <text:p text:style-name="P24">completed), your testbench triggers the cover group. This can be done directly with</text:p>
      <text:p text:style-name="P24">the sample function, as shown in Sample 9.5, or by using a blocking expression in</text:p>
      <text:p text:style-name="P24">the covergroup def</text:p>
      <text:p text:style-name="P24"/>
      <text:p text:style-name="P9">Sampling Using a Callback</text:p>
      <text:p text:style-name="P2"/>
      <text:p text:style-name="P2"/>
      <text:h text:style-name="Heading_20_2" text:outline-level="2"><text:bookmark-start text:name="__RefHeading___Toc1789_1784891398"/>Advanced OOP concepts:<text:bookmark-end text:name="__RefHeading___Toc1789_1784891398"/></text:h>
      <text:h text:style-name="P118" text:outline-level="3"><text:bookmark-start text:name="__RefHeading___Toc2112_608723426"/>Callbacks:<text:bookmark-end text:name="__RefHeading___Toc2112_608723426"/></text:h>
      <text:p text:style-name="P14"><text:tab/><text:span text:style-name="T37">Call backs make use oif polumorphism. It is used in the following context.</text:span></text:p>
      <text:p text:style-name="P15">Class which need to implement call back creates an instance of the Callback base class. <text:span text:style-name="T38">Callback base calls then can be forther extended and passed to the implementation class.</text:span></text:p>
      <text:p text:style-name="P2"/>
      <text:p text:style-name="P2"/>
      <text:h text:style-name="Heading_20_2" text:outline-level="2"><text:bookmark-start text:name="__RefHeading___Toc128_283885163"/>Unsorted:<text:bookmark-end text:name="__RefHeading___Toc128_283885163"/></text:h>
      <text:p text:style-name="P5"/>
      <text:p text:style-name="P5">1. Clocking block</text:p>
      <text:p text:style-name="P5"><text:tab/>Clocking block is used to make the signals synchronous.</text:p>
      <text:p text:style-name="P5"><text:tab/>It can be used inside of modport block .</text:p>
      <text:p text:style-name="P5"><text:tab/><text:tab/>Modport TB (clocking cb, output reset);</text:p>
      <text:p text:style-name="P5"/>
      <text:p text:style-name="P5"/>
      <text:p text:style-name="P5">2. Program Block</text:p>
      <text:p text:style-name="P5"/>
      <text:p text:style-name="P5"/>
      <text:p text:style-name="P5">3. Why do we need to declare program and task automatic. What is the nature of the instances inside program block when it is declared automatic.</text:p>
      <text:p text:style-name="P2"/>
      <text:p text:style-name="Text_20_body"><text:span text:style-name="T14">4. </text:span>Why system verilog does not allow always block in program scope ? </text:p>
      <text:p text:style-name="P2"/>
      <text:p text:style-name="P35">The <text:span text:style-name="T2">program</text:span> block came from the <text:span text:style-name="T13">Vera</text:span> verification language that was donated to SystemVerilog. In <text:span text:style-name="T13">Vera</text:span>, a <text:span text:style-name="T2">program</text:span> was a single procedure that represented the "test". Your test was started at time 0 and when the test terminated, the program terminated the simulation. If you needed multiple test <text:soft-page-break/>threads, you either had to use the fork statement to start it, or use multiple programs. When the last program terminated, the simulation terminated.</text:p>
      <text:p text:style-name="Text_20_body">As part of the integration with SystemVerilog, the program was turned into a module-like construct with ports and initial blocks are now used to start the test procedure. Because an always block never terminates, it was kept out of the program block so the concept of test termination would still be there.</text:p>
      <text:p text:style-name="Text_20_body">Today, most people do not utilize this termination feature because the OVM/UVM have their own test termination mechanisms. The program block is no longer a necessary feature of the language other than to help people converting over from <text:span text:style-name="T13">Vera</text:span> to SystemVerilog.</text:p>
      <text:p text:style-name="P2"/>
      <text:p text:style-name="P12">5. What is the right place to call constructor for a class?</text:p>
      <text:p text:style-name="P13">Build phase</text:p>
      <text:p text:style-name="P13"/>
      <text:p text:style-name="P13">6. Discuss various timeouts used in TB. In other words when should $finish be called from TB.</text:p>
      <text:p text:style-name="P13"/>
      <text:p text:style-name="P13"/>
      <text:p text:style-name="P21">7. Program block cannot have DUT instantiated within it. Instead of using program block use module top module and instatiate program and Dut inside it.</text:p>
      <text:p text:style-name="P21"/>
      <text:p text:style-name="P21">8. @(posedge clk) should be used like this.</text:p>
      <text:p text:style-name="P21"/>
      <text:p text:style-name="P21"/>
      <text:p text:style-name="P21"/>
      <text:p text:style-name="P21"/>
      <text:p text:style-name="P21"/>
      <text:p text:style-name="P21"/>
      <text:p text:style-name="P21"/>
      <text:p text:style-name="P21"/>
      <text:p text:style-name="P21"/>
      <text:p text:style-name="P96">What is tagged Union?</text:p>
      <text:p text:style-name="P96"><text:a xlink:type="simple" xlink:href="http://learn-systemverilog.blogspot.in/2009/08/answers-to-systemverilog-interview_25.html" text:style-name="Internet_20_link" text:visited-style-name="Visited_20_Internet_20_Link">http://learn-systemverilog.blogspot.in/2009/08/answers-to-systemverilog-interview_25.html</text:a></text:p>
      <text:p text:style-name="P96"/>
      <text:p text:style-name="P97">When a sequence matches?</text:p>
      <text:p text:style-name="P97">Sequence match has different criteria under different match operator.</text:p>
      <text:p text:style-name="P97"/>
      <text:p text:style-name="P98"><text:a xlink:type="simple" xlink:href="http://asic-interview.blogspot.in/2010/04/systemverilog-interview-question-5.html" text:style-name="Internet_20_link" text:visited-style-name="Visited_20_Internet_20_Link">http://asic-interview.blogspot.in/2010/04/systemverilog-interview-question-5.html</text:a></text:p>
      <text:p text:style-name="P98"/>
      <text:p text:style-name="P99"><text:a xlink:type="simple" xlink:href="http://learn-systemverilog.blogspot.in/2009/08/answers-to-systemverilog-interview.html" text:style-name="Internet_20_link" text:visited-style-name="Visited_20_Internet_20_Link">http://learn-systemverilog.blogspot.in/2009/08/answers-to-systemverilog-interview.html</text:a></text:p>
      <text:p text:style-name="P99"/>
      <text:p text:style-name="P100"><text:a xlink:type="simple" xlink:href="http://www.asicguru.com/system-verilog/interview-questions/10/" text:style-name="Internet_20_link" text:visited-style-name="Visited_20_Internet_20_Link">http://www.asicguru.com/system-verilog/interview-questions/10/</text:a></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Monaco, monospace"/>
    <style:font-face style:name="arial" svg:font-family="arial, helvetica"/>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4T09:28:23.465522122</meta:creation-date>
    <meta:editing-cycles>17</meta:editing-cycles>
    <meta:editing-duration>P3DT4H49M20S</meta:editing-duration>
    <dc:date>2015-07-17T08:13:24.395425395</dc:date>
    <meta:generator>LibreOffice/4.4.2.2$Linux_X86_64 LibreOffice_project/40m0$Build-2</meta:generator>
    <meta:document-statistic meta:table-count="0" meta:image-count="0" meta:object-count="0" meta:page-count="12" meta:paragraph-count="253" meta:word-count="1825" meta:character-count="12395" meta:non-whitespace-character-count="10617"/>
  </office:meta>
</office:document-meta>
</file>